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2.544cm" fo:min-width="3.192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gradient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gr5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9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10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11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12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3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5" style:family="graphic" style:parent-style-name="objectwithoutfill">
      <style:graphic-properties draw:marker-end="Arrow" draw:marker-end-width="0.3cm" draw:fill="gradient" draw:textarea-vertical-align="middle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5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gradient"/>
    </style:style>
    <style:style style:name="gr30" style:family="graphic" style:parent-style-name="objectwithoutfill">
      <style:graphic-properties draw:stroke="dash" draw:stroke-dash="Long_20_Dash" draw:marker-start="Arrow" draw:marker-start-width="0.3cm" draw:marker-end="Arrow" draw:marker-end-width="0.3cm" draw:fill="gradient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2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73" draw:style-name="gr1" draw:text-style-name="P1" xml:id="id1" draw:id="id1" draw:layer="layout" svg:width="3.692cm" svg:height="2.794cm" svg:x="8.443cm" svg:y="1.635cm">
          <text:p text:style-name="P1"><text:span text:style-name="T1">ABAC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135cm" svg:y1="3.032cm" svg:x2="15.843cm" svg:y2="3.032cm" draw:start-shape="id1" draw:start-glue-point="1" svg:d="M12135 3032h3708" svg:viewBox="0 0 3709 1">
          <text:p/>
        </draw:connector>
        <draw:frame draw:style-name="gr3" draw:text-style-name="P3" draw:layer="layout" svg:width="3.075cm" svg:height="0.725cm" svg:x="12.241cm" svg:y="2.297cm">
          <draw:text-box>
            <text:p><text:span text:style-name="T1">Allow / Deny</text:span></text:p>
          </draw:text-box>
        </draw:frame>
        <draw:connector draw:style-name="gr2" draw:text-style-name="P2" draw:layer="layout" draw:type="line" svg:x1="3.835cm" svg:y1="3.032cm" svg:x2="8.443cm" svg:y2="3.032cm" draw:end-shape="id1" draw:end-glue-point="3" svg:d="M3835 3032h4608" svg:viewBox="0 0 4609 1">
          <text:p/>
        </draw:connector>
        <draw:frame draw:style-name="gr3" draw:text-style-name="P3" draw:layer="layout" svg:width="4.515cm" svg:height="0.725cm" svg:x="3.902cm" svg:y="1.298cm">
          <draw:text-box>
            <text:p><text:span text:style-name="T1">Identity Attributes</text:span></text:p>
          </draw:text-box>
        </draw:frame>
        <draw:frame draw:style-name="gr4" draw:text-style-name="P3" draw:layer="layout" svg:width="4.516cm" svg:height="0.733cm" svg:x="3.902cm" svg:y="2.299cm">
          <draw:text-box>
            <text:p><text:span text:style-name="T1">Resource Attributes</text:span></text:p>
          </draw:text-box>
        </draw:frame>
        <draw:frame draw:style-name="gr4" draw:text-style-name="P3" draw:layer="layout" svg:width="4.516cm" svg:height="0.733cm" svg:x="3.902cm" svg:y="3.3cm">
          <draw:text-box>
            <text:p><text:span text:style-name="T1">Action Attributes</text:span></text:p>
          </draw:text-box>
        </draw:frame>
        <draw:connector draw:style-name="gr2" draw:text-style-name="P2" draw:layer="layout" draw:type="line" svg:x1="3.835cm" svg:y1="2.032cm" svg:x2="8.443cm" svg:y2="2.032cm" svg:d="M3835 2032h4608" svg:viewBox="0 0 4609 1">
          <text:p/>
        </draw:connector>
        <draw:connector draw:style-name="gr2" draw:text-style-name="P2" draw:layer="layout" draw:type="line" svg:x1="3.835cm" svg:y1="4.032cm" svg:x2="8.443cm" svg:y2="4.032cm" svg:d="M3835 4032h4608" svg:viewBox="0 0 4609 1">
          <text:p/>
        </draw:connector>
      </draw:page>
      <draw:page draw:name="page2" draw:style-name="dp2" draw:master-page-name="Default">
        <draw:custom-shape draw:name="aaa" draw:style-name="gr5" draw:text-style-name="P1" xml:id="id2" draw:id="id2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5" draw:text-style-name="P1" xml:id="id4" draw:id="id4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5" draw:text-style-name="P1" xml:id="id6" draw:id="id6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5" draw:text-style-name="P1" xml:id="id7" draw:id="id7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2" draw:start-glue-point="0" draw:end-shape="id3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3" draw:start-glue-point="1" draw:end-shape="id4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4" draw:start-glue-point="1" draw:end-shape="id5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5" draw:start-glue-point="1" draw:end-shape="id6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5" draw:start-glue-point="2" draw:end-shape="id7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4" draw:start-glue-point="2" draw:end-shape="id7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6" draw:start-glue-point="2" draw:end-shape="id7" draw:end-glue-point="1" svg:d="M16951 5511l-3666 3274" svg:viewBox="0 0 3667 3275">
          <text:p/>
        </draw:connector>
        <draw:line draw:style-name="gr13" draw:text-style-name="P2" draw:layer="layout" svg:x1="4.463cm" svg:y1="2.27cm" svg:x2="4.463cm" svg:y2="9.889cm">
          <text:p/>
        </draw:line>
        <draw:frame draw:style-name="gr3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3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4" draw:text-style-name="P2" draw:layer="layout" draw:type="line" svg:x1="3.264cm" svg:y1="8.791cm" svg:x2="6.951cm" svg:y2="5.511cm" draw:start-shape="id2" draw:start-glue-point="1" draw:end-shape="id4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5" draw:text-style-name="P1" xml:id="id3" draw:id="id3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5" draw:text-style-name="P1" xml:id="id5" draw:id="id5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2" draw:master-page-name="Default">
        <draw:custom-shape draw:name="aaa 1" draw:style-name="gr5" draw:text-style-name="P1" xml:id="id8" draw:id="id8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5" draw:text-style-name="P1" xml:id="id10" draw:id="id10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5" draw:text-style-name="P1" xml:id="id12" draw:id="id12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5" draw:text-style-name="P1" xml:id="id13" draw:id="id13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8" draw:start-glue-point="0" draw:end-shape="id9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9" draw:start-glue-point="1" draw:end-shape="id10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10" draw:start-glue-point="1" draw:end-shape="id11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11" draw:start-glue-point="1" draw:end-shape="id12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11" draw:start-glue-point="2" draw:end-shape="id13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10" draw:start-glue-point="2" draw:end-shape="id13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12" draw:start-glue-point="2" draw:end-shape="id13" draw:end-glue-point="1" svg:d="M16951 5511l-3666 3274" svg:viewBox="0 0 3667 3275">
          <text:p/>
        </draw:connector>
        <draw:line draw:style-name="gr13" draw:text-style-name="P2" draw:layer="layout" svg:x1="9.463cm" svg:y1="2.27cm" svg:x2="9.463cm" svg:y2="9.889cm">
          <text:p/>
        </draw:line>
        <draw:frame draw:style-name="gr3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4" draw:text-style-name="P2" draw:layer="layout" draw:type="line" svg:x1="3.264cm" svg:y1="8.791cm" svg:x2="6.951cm" svg:y2="5.511cm" draw:start-shape="id8" draw:start-glue-point="1" draw:end-shape="id10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6" draw:text-style-name="P5" xml:id="id9" draw:id="id9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7" draw:text-style-name="P5" xml:id="id11" draw:id="id11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Default">
        <draw:custom-shape draw:name="aaa 2" draw:style-name="gr5" draw:text-style-name="P1" xml:id="id14" draw:id="id14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5" draw:text-style-name="P1" xml:id="id16" draw:id="id16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5" draw:text-style-name="P1" xml:id="id18" draw:id="id18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5" draw:text-style-name="P1" xml:id="id19" draw:id="id19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14" draw:start-glue-point="0" draw:end-shape="id15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15" draw:start-glue-point="1" draw:end-shape="id16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16" draw:start-glue-point="1" draw:end-shape="id17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17" draw:start-glue-point="1" draw:end-shape="id18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17" draw:start-glue-point="2" draw:end-shape="id19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16" draw:start-glue-point="2" draw:end-shape="id19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18" draw:start-glue-point="2" draw:end-shape="id19" draw:end-glue-point="1" svg:d="M16951 5511l-3666 3274" svg:viewBox="0 0 3667 3275">
          <text:p/>
        </draw:connector>
        <draw:line draw:style-name="gr13" draw:text-style-name="P2" draw:layer="layout" svg:x1="4.463cm" svg:y1="2.27cm" svg:x2="4.463cm" svg:y2="9.889cm">
          <text:p/>
        </draw:line>
        <draw:frame draw:style-name="gr3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4" draw:text-style-name="P2" draw:layer="layout" draw:type="line" svg:x1="3.264cm" svg:y1="8.791cm" svg:x2="6.951cm" svg:y2="5.511cm" draw:start-shape="id14" draw:start-glue-point="1" draw:end-shape="id16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8" draw:text-style-name="P5" xml:id="id15" draw:id="id15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9" draw:text-style-name="P5" xml:id="id17" draw:id="id17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463cm" svg:y1="2.271cm" svg:x2="9.463cm" svg:y2="9.89cm">
          <text:p/>
        </draw:line>
        <draw:frame draw:style-name="gr3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5" draw:style-name="dp2" draw:master-page-name="Default">
        <draw:custom-shape draw:name="aaa 3" draw:style-name="gr5" draw:text-style-name="P1" xml:id="id24" draw:id="id24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5" draw:text-style-name="P1" xml:id="id23" draw:id="id23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5" draw:text-style-name="P1" xml:id="id20" draw:id="id20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5" draw:text-style-name="P1" xml:id="id22" draw:id="id22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5" draw:text-style-name="P5" xml:id="id25" draw:id="id25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5" draw:text-style-name="P5" xml:id="id21" draw:id="id21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918cm" svg:y1="4.685cm" svg:x2="14.585cm" svg:y2="4.685cm" draw:start-shape="id20" draw:start-glue-point="3" draw:end-shape="id21" draw:end-glue-point="1" svg:d="M16918 4685h-2333" svg:viewBox="0 0 2334 1">
          <text:p/>
        </draw:connector>
        <draw:connector draw:style-name="gr15" draw:text-style-name="P2" draw:layer="layout" draw:type="line" svg:x1="13.251cm" svg:y1="5.511cm" svg:x2="13.251cm" svg:y2="7.96cm" draw:start-shape="id21" draw:start-glue-point="2" draw:end-shape="id22" draw:end-glue-point="0" svg:d="M13251 5511v2449" svg:viewBox="0 0 1 2450">
          <text:p/>
        </draw:connector>
        <draw:connector draw:style-name="gr15" draw:text-style-name="P2" draw:layer="layout" draw:type="line" svg:x1="11.918cm" svg:y1="4.685cm" svg:x2="9.585cm" svg:y2="4.685cm" draw:start-shape="id21" draw:start-glue-point="3" draw:end-shape="id23" draw:end-glue-point="1" svg:d="M11918 4685h-2333" svg:viewBox="0 0 2334 1">
          <text:p/>
        </draw:connector>
        <draw:connector draw:style-name="gr15" draw:text-style-name="P2" draw:layer="layout" draw:type="line" svg:x1="8.251cm" svg:y1="5.511cm" svg:x2="11.918cm" svg:y2="8.785cm" draw:start-shape="id23" draw:start-glue-point="2" draw:end-shape="id22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24" draw:start-glue-point="1" draw:end-shape="id23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25" draw:start-glue-point="1" draw:end-shape="id23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24" draw:start-glue-point="0" draw:end-shape="id25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4.585cm" svg:y2="8.785cm" draw:start-shape="id20" draw:start-glue-point="2" draw:end-shape="id22" draw:end-glue-point="1" svg:d="M18251 5511l-3666 3274" svg:viewBox="0 0 3667 3275">
          <text:p/>
        </draw:connector>
        <draw:frame draw:style-name="gr3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6" draw:style-name="dp2" draw:master-page-name="Default">
        <draw:custom-shape draw:name="aaa 4" draw:style-name="gr5" draw:text-style-name="P1" xml:id="id26" draw:id="id26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5" draw:text-style-name="P1" xml:id="id28" draw:id="id28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5" draw:text-style-name="P1" xml:id="id30" draw:id="id30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5" draw:text-style-name="P1" xml:id="id31" draw:id="id31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26" draw:start-glue-point="0" draw:end-shape="id27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27" draw:start-glue-point="1" draw:end-shape="id28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28" draw:start-glue-point="1" draw:end-shape="id29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29" draw:start-glue-point="1" draw:end-shape="id30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29" draw:start-glue-point="2" draw:end-shape="id31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28" draw:start-glue-point="2" draw:end-shape="id31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30" draw:start-glue-point="2" draw:end-shape="id31" draw:end-glue-point="1" svg:d="M16951 5511l-3666 3274" svg:viewBox="0 0 3667 3275">
          <text:p/>
        </draw:connector>
        <draw:frame draw:style-name="gr3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4" draw:text-style-name="P2" draw:layer="layout" draw:type="line" svg:x1="3.264cm" svg:y1="8.791cm" svg:x2="6.951cm" svg:y2="5.511cm" draw:start-shape="id26" draw:start-glue-point="1" draw:end-shape="id28" draw:end-glue-point="2" svg:d="M3264 8791l3687-3280" svg:viewBox="0 0 3688 3281">
          <text:p/>
        </draw:connector>
        <draw:custom-shape draw:name="aaa_ 24" draw:style-name="gr5" draw:text-style-name="P5" xml:id="id27" draw:id="id27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5" draw:text-style-name="P5" xml:id="id29" draw:id="id29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7" draw:style-name="dp2" draw:master-page-name="Default">
        <draw:custom-shape draw:name="aaa 5" draw:style-name="gr5" draw:text-style-name="P1" xml:id="id36" draw:id="id36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5" draw:text-style-name="P1" xml:id="id35" draw:id="id35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5" draw:text-style-name="P1" xml:id="id32" draw:id="id32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5" draw:text-style-name="P1" xml:id="id34" draw:id="id34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5" draw:text-style-name="P5" xml:id="id37" draw:id="id37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5" draw:text-style-name="P5" xml:id="id33" draw:id="id33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32" draw:start-glue-point="3" draw:end-shape="id33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33" draw:start-glue-point="2" draw:end-shape="id34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33" draw:start-glue-point="3" draw:end-shape="id35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35" draw:start-glue-point="2" draw:end-shape="id34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36" draw:start-glue-point="1" draw:end-shape="id35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37" draw:start-glue-point="1" draw:end-shape="id35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36" draw:start-glue-point="0" draw:end-shape="id37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32" draw:start-glue-point="2" draw:end-shape="id34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3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8" draw:style-name="dp2" draw:master-page-name="Default">
        <draw:custom-shape draw:name="aaa 6" draw:style-name="gr5" draw:text-style-name="P1" xml:id="id42" draw:id="id42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5" draw:text-style-name="P1" xml:id="id41" draw:id="id41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5" draw:text-style-name="P1" xml:id="id38" draw:id="id38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5" draw:text-style-name="P1" xml:id="id40" draw:id="id40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5" draw:text-style-name="P5" xml:id="id43" draw:id="id43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5" draw:text-style-name="P5" xml:id="id39" draw:id="id39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38" draw:start-glue-point="3" draw:end-shape="id39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39" draw:start-glue-point="2" draw:end-shape="id40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39" draw:start-glue-point="3" draw:end-shape="id41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41" draw:start-glue-point="2" draw:end-shape="id40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42" draw:start-glue-point="1" draw:end-shape="id41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43" draw:start-glue-point="1" draw:end-shape="id41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42" draw:start-glue-point="0" draw:end-shape="id43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38" draw:start-glue-point="2" draw:end-shape="id40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</draw:page>
      <draw:page draw:name="page9" draw:style-name="dp2" draw:master-page-name="Default">
        <draw:custom-shape draw:name="aaa 7" draw:style-name="gr5" draw:text-style-name="P1" xml:id="id48" draw:id="id48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5" draw:text-style-name="P1" xml:id="id47" draw:id="id47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5" draw:text-style-name="P1" xml:id="id44" draw:id="id44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5" draw:text-style-name="P1" xml:id="id46" draw:id="id46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3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5" draw:text-style-name="P5" xml:id="id49" draw:id="id49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5" draw:text-style-name="P5" xml:id="id45" draw:id="id45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44" draw:start-glue-point="3" draw:end-shape="id45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45" draw:start-glue-point="2" draw:end-shape="id46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45" draw:start-glue-point="3" draw:end-shape="id47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47" draw:start-glue-point="2" draw:end-shape="id46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48" draw:start-glue-point="1" draw:end-shape="id47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49" draw:start-glue-point="1" draw:end-shape="id47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48" draw:start-glue-point="0" draw:end-shape="id49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44" draw:start-glue-point="2" draw:end-shape="id46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5.263cm" svg:y1="-0.581cm" svg:x2="5.263cm" svg:y2="8.69cm">
          <text:p/>
        </draw:line>
        <draw:line draw:style-name="gr15" draw:text-style-name="P4" draw:layer="layout" svg:x1="12.792cm" svg:y1="1.77cm" svg:x2="3.013cm" svg:y2="1.77cm">
          <text:p/>
        </draw:line>
        <draw:frame draw:style-name="gr3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10" draw:style-name="dp2" draw:master-page-name="Default">
        <draw:custom-shape draw:name="aaa 8" draw:style-name="gr5" draw:text-style-name="P1" xml:id="id54" draw:id="id54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5" draw:text-style-name="P1" xml:id="id53" draw:id="id53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5" draw:text-style-name="P1" xml:id="id50" draw:id="id50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5" draw:text-style-name="P1" xml:id="id52" draw:id="id52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21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5" draw:text-style-name="P5" xml:id="id55" draw:id="id55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5" draw:text-style-name="P5" xml:id="id51" draw:id="id51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50" draw:start-glue-point="3" draw:end-shape="id51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51" draw:start-glue-point="2" draw:end-shape="id52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51" draw:start-glue-point="3" draw:end-shape="id53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53" draw:start-glue-point="2" draw:end-shape="id52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54" draw:start-glue-point="1" draw:end-shape="id53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55" draw:start-glue-point="1" draw:end-shape="id53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54" draw:start-glue-point="0" draw:end-shape="id55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50" draw:start-glue-point="2" draw:end-shape="id52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10.463cm" svg:y1="-0.581cm" svg:x2="10.463cm" svg:y2="8.69cm">
          <text:p/>
        </draw:line>
        <draw:line draw:style-name="gr15" draw:text-style-name="P4" draw:layer="layout" svg:x1="12.793cm" svg:y1="1.768cm" svg:x2="3.014cm" svg:y2="1.768cm">
          <text:p/>
        </draw:line>
        <draw:frame draw:style-name="gr3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2" draw:master-page-name="Default">
        <draw:custom-shape draw:name="aaa 9" draw:style-name="gr5" draw:text-style-name="P1" xml:id="id60" draw:id="id60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5" draw:text-style-name="P1" xml:id="id59" draw:id="id59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5" draw:text-style-name="P1" xml:id="id56" draw:id="id56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5" draw:text-style-name="P1" xml:id="id58" draw:id="id58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3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5" draw:text-style-name="P5" xml:id="id61" draw:id="id61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5" draw:text-style-name="P5" xml:id="id57" draw:id="id57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56" draw:start-glue-point="3" draw:end-shape="id57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57" draw:start-glue-point="2" draw:end-shape="id58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57" draw:start-glue-point="3" draw:end-shape="id59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59" draw:start-glue-point="2" draw:end-shape="id58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60" draw:start-glue-point="1" draw:end-shape="id59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61" draw:start-glue-point="1" draw:end-shape="id59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60" draw:start-glue-point="0" draw:end-shape="id61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56" draw:start-glue-point="2" draw:end-shape="id58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5.263cm" svg:y1="-0.581cm" svg:x2="5.263cm" svg:y2="8.69cm">
          <text:p/>
        </draw:line>
        <draw:line draw:style-name="gr13" draw:text-style-name="P2" draw:layer="layout" svg:x1="10.463cm" svg:y1="-0.581cm" svg:x2="10.463cm" svg:y2="8.69cm">
          <text:p/>
        </draw:line>
        <draw:frame draw:style-name="gr24" draw:text-style-name="P7" draw:layer="layout" svg:width="1.265cm" svg:height="0.725cm" svg:x="7.093cm" svg:y="0.089cm">
          <draw:text-box>
            <text:p text:style-name="P6"><text:span text:style-name="T1">Baz</text:span></text:p>
          </draw:text-box>
        </draw:frame>
        <draw:line draw:style-name="gr15" draw:text-style-name="P4" draw:layer="layout" svg:x1="12.793cm" svg:y1="1.768cm" svg:x2="3.014cm" svg:y2="1.768cm">
          <text:p/>
        </draw:line>
        <draw:frame draw:style-name="gr3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2" draw:style-name="dp2" draw:master-page-name="Default">
        <draw:custom-shape draw:name="aaa_ 31" draw:style-name="gr5" draw:text-style-name="P1" xml:id="id63" draw:id="id63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5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5" draw:text-style-name="P5" xml:id="id62" draw:id="id62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" draw:text-style-name="P2" draw:layer="layout" svg:width="4.932cm" svg:height="1.415cm" svg:x="10.885cm" svg:y="2.375cm" svg:viewBox="0 0 4933 1416" svg:d="M0 1310c1580-1826 3485-1699 4933 106">
          <text:p/>
        </draw:path>
        <draw:frame draw:style-name="gr25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6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and ticket hash</text:span></text:p>
          </draw:text-box>
        </draw:frame>
        <draw:frame draw:style-name="gr26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ticket hash</text:span></text:p>
          </draw:text-box>
        </draw:frame>
        <draw:connector draw:style-name="gr2" draw:text-style-name="P2" draw:layer="layout" draw:type="line" svg:x1="15.818cm" svg:y1="4.285cm" svg:x2="10.885cm" svg:y2="4.285cm" draw:start-shape="id62" draw:start-glue-point="3" draw:end-shape="id63" draw:end-glue-point="1" svg:d="M15818 4285h-4933" svg:viewBox="0 0 4934 1">
          <text:p/>
        </draw:connector>
        <draw:path draw:style-name="gr2" draw:text-style-name="P2" draw:layer="layout" svg:width="4.932cm" svg:height="1.351cm" svg:x="10.885cm" svg:y="4.885cm" svg:viewBox="0 0 4933 1352" svg:d="M0 0c818 1673 3739 1927 4933 0">
          <text:p/>
        </draw:path>
        <draw:frame draw:style-name="gr26" draw:text-style-name="P9" draw:layer="layout" svg:width="4.622cm" svg:height="1.673cm" svg:x="11.299cm" svg:y="4.194cm">
          <draw:text-box>
            <text:p text:style-name="P8"><text:span text:style-name="T1">7. Claimant sends the ticket and the signed ticket hash</text:span></text:p>
          </draw:text-box>
        </draw:frame>
        <draw:path draw:style-name="gr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" draw:text-style-name="P2" draw:layer="layout" svg:width="4.932cm" svg:height="1.302cm" svg:x="3.285cm" svg:y="4.885cm" svg:viewBox="0 0 4933 1303" svg:d="M0 0c1179 1673 3592 1800 4933 0">
          <text:p/>
        </draw:path>
        <draw:frame draw:style-name="gr25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5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hash</text:span></text:p>
          </draw:text-box>
        </draw:frame>
        <draw:frame draw:style-name="gr26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6" draw:text-style-name="P9" draw:layer="layout" svg:width="5.777cm" svg:height="1.673cm" svg:x="13.908cm" svg:y="6.895cm">
          <draw:text-box>
            <text:p text:style-name="P8"><text:span text:style-name="T1">8. Verifier generates</text:span></text:p>
            <text:p text:style-name="P8"><text:span text:style-name="T1">a ticket hash and verifies it with the signed ticket hash</text:span></text:p>
          </draw:text-box>
        </draw:frame>
      </draw:page>
      <draw:page draw:name="page13" draw:style-name="dp2" draw:master-page-name="Default">
        <draw:custom-shape draw:name="aaa_ 5" draw:style-name="gr5" draw:text-style-name="P1" xml:id="id65" draw:id="id65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1.293cm" svg:y="1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6.493cm" svg:y="1.089cm">
          <draw:text-box>
            <text:p><text:span text:style-name="T1">Bar</text:span></text:p>
          </draw:text-box>
        </draw:frame>
        <draw:custom-shape draw:name="aaa_ 71" draw:style-name="gr5" draw:text-style-name="P5" xml:id="id64" draw:id="id64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72" draw:style-name="gr5" draw:text-style-name="P5" xml:id="id66" draw:id="id66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frame draw:style-name="gr27" draw:text-style-name="P9" draw:layer="layout" svg:width="4.445cm" svg:height="1.766cm" svg:x="11.414cm" svg:y="2.524cm">
          <draw:text-box>
            <text:p text:style-name="P8"><text:span text:style-name="T1">The registration of Client at AS RO is optional</text:span></text:p>
          </draw:text-box>
        </draw:frame>
        <draw:frame draw:style-name="gr28" draw:text-style-name="P9" draw:layer="layout" svg:width="3.921cm" svg:height="1.236cm" svg:x="3.799cm" svg:y="3.032cm">
          <draw:text-box>
            <text:p text:style-name="P8"><text:span text:style-name="T1">Client must be registered at IdP</text:span></text:p>
          </draw:text-box>
        </draw:frame>
        <draw:connector draw:style-name="gr29" draw:text-style-name="P2" draw:layer="layout" draw:type="line" svg:x1="3.285cm" svg:y1="4.285cm" svg:x2="8.218cm" svg:y2="4.285cm" draw:start-shape="id64" draw:start-glue-point="1" draw:end-shape="id65" draw:end-glue-point="3" svg:d="M3285 4285h4933" svg:viewBox="0 0 4934 1">
          <text:p/>
        </draw:connector>
        <draw:connector draw:style-name="gr30" draw:text-style-name="P2" draw:layer="layout" draw:type="line" svg:x1="10.885cm" svg:y1="4.285cm" svg:x2="15.818cm" svg:y2="4.285cm" draw:start-shape="id65" draw:start-glue-point="1" draw:end-shape="id66" svg:d="M10885 4285h4933" svg:viewBox="0 0 4934 1">
          <text:p/>
        </draw:connector>
      </draw:page>
      <draw:page draw:name="page14" draw:style-name="dp2" draw:master-page-name="Default">
        <draw:custom-shape draw:name="aaa 10" draw:style-name="gr5" draw:text-style-name="P1" xml:id="id70" draw:id="id70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5" draw:text-style-name="P1" xml:id="id69" draw:id="id69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5" draw:text-style-name="P1" xml:id="id72" draw:id="id72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5" draw:text-style-name="P1" xml:id="id68" draw:id="id68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2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5" draw:text-style-name="P5" xml:id="id71" draw:id="id71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5" draw:text-style-name="P5" xml:id="id67" draw:id="id67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67" draw:start-glue-point="2" draw:end-shape="id68" draw:end-glue-point="0" svg:d="M13251 5511v2449" svg:viewBox="0 0 1 2450">
          <text:p/>
        </draw:connector>
        <draw:connector draw:style-name="gr15" draw:text-style-name="P2" draw:layer="layout" draw:type="line" svg:x1="11.918cm" svg:y1="4.685cm" svg:x2="9.585cm" svg:y2="4.685cm" draw:start-shape="id67" draw:start-glue-point="3" draw:end-shape="id69" draw:end-glue-point="1" svg:d="M11918 4685h-2333" svg:viewBox="0 0 2334 1">
          <text:p/>
        </draw:connector>
        <draw:connector draw:style-name="gr15" draw:text-style-name="P2" draw:layer="layout" draw:type="line" svg:x1="8.251cm" svg:y1="5.511cm" svg:x2="11.918cm" svg:y2="8.785cm" draw:start-shape="id69" draw:start-glue-point="2" draw:end-shape="id68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70" draw:start-glue-point="1" draw:end-shape="id69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71" draw:start-glue-point="1" draw:end-shape="id69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70" draw:start-glue-point="0" draw:end-shape="id71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8.251cm" svg:y2="7.96cm" draw:start-shape="id72" draw:start-glue-point="2" draw:end-shape="id73" draw:end-glue-point="0" svg:d="M18251 5511v2449" svg:viewBox="0 0 1 2450">
          <text:p/>
        </draw:connector>
        <draw:frame draw:style-name="gr3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33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5" draw:text-style-name="P1" xml:id="id73" draw:id="id73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68" draw:start-glue-point="1" draw:end-shape="id73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" draw:text-style-name="P2" draw:layer="layout" draw:type="line" svg:x1="18.251cm" svg:y1="5.511cm" svg:x2="13.251cm" svg:y2="7.96cm" draw:start-shape="id72" draw:start-glue-point="2" draw:end-shape="id68" draw:end-glue-point="0" svg:d="M18251 5511l-5000 2449" svg:viewBox="0 0 5001 2450">
          <text:p/>
        </draw:connector>
        <draw:frame draw:style-name="gr3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34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5" draw:style-name="dp2" draw:master-page-name="Default">
        <draw:custom-shape draw:name="aaa 11" draw:style-name="gr5" draw:text-style-name="P1" xml:id="id77" draw:id="id77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5" draw:text-style-name="P1" xml:id="id76" draw:id="id76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5" draw:text-style-name="P1" xml:id="id79" draw:id="id79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5" draw:text-style-name="P1" xml:id="id75" draw:id="id75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6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5" draw:text-style-name="P5" xml:id="id78" draw:id="id78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5" draw:text-style-name="P5" xml:id="id74" draw:id="id74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74" draw:start-glue-point="2" draw:end-shape="id75" draw:end-glue-point="0" svg:d="M13251 5511v2449" svg:viewBox="0 0 1 2450">
          <text:p/>
        </draw:connector>
        <draw:connector draw:style-name="gr15" draw:text-style-name="P2" draw:layer="layout" draw:type="line" svg:x1="8.251cm" svg:y1="5.511cm" svg:x2="11.918cm" svg:y2="8.785cm" draw:start-shape="id76" draw:start-glue-point="2" draw:end-shape="id75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77" draw:start-glue-point="1" draw:end-shape="id76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78" draw:start-glue-point="1" draw:end-shape="id76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77" draw:start-glue-point="0" draw:end-shape="id78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8.251cm" svg:y2="7.96cm" draw:start-shape="id79" draw:start-glue-point="2" draw:end-shape="id80" draw:end-glue-point="0" svg:d="M18251 5511v2449" svg:viewBox="0 0 1 2450">
          <text:p/>
        </draw:connector>
        <draw:frame draw:style-name="gr3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37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5" draw:text-style-name="P1" xml:id="id80" draw:id="id80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75" draw:start-glue-point="1" draw:end-shape="id80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38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6" draw:style-name="dp2" draw:master-page-name="Default">
        <draw:custom-shape draw:name="aaa_ 65" draw:style-name="gr5" draw:text-style-name="P1" xml:id="id83" draw:id="id83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5" draw:text-style-name="P1" xml:id="id86" draw:id="id86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5" draw:text-style-name="P1" xml:id="id82" draw:id="id82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40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5" draw:text-style-name="P5" xml:id="id85" draw:id="id85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5" draw:text-style-name="P5" xml:id="id81" draw:id="id81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81" draw:start-glue-point="2" draw:end-shape="id82" draw:end-glue-point="0" svg:d="M13251 5511v2449" svg:viewBox="0 0 1 2450">
          <text:p/>
        </draw:connector>
        <draw:connector draw:style-name="gr15" draw:text-style-name="P2" draw:layer="layout" draw:type="line" svg:x1="8.251cm" svg:y1="5.511cm" svg:x2="8.251cm" svg:y2="7.96cm" draw:start-shape="id83" draw:start-glue-point="2" draw:end-shape="id84" draw:end-glue-point="0" svg:d="M8251 5511v2449" svg:viewBox="0 0 1 2450">
          <text:p/>
        </draw:connector>
        <draw:connector draw:style-name="gr15" draw:text-style-name="P2" draw:layer="layout" draw:type="line" svg:x1="4.585cm" svg:y1="8.785cm" svg:x2="6.918cm" svg:y2="8.785cm" draw:start-shape="id85" draw:start-glue-point="1" draw:end-shape="id84" draw:end-glue-point="3" svg:d="M4585 8785h2333" svg:viewBox="0 0 2334 1">
          <text:p/>
        </draw:connector>
        <draw:connector draw:style-name="gr15" draw:text-style-name="P4" draw:layer="layout" draw:type="line" svg:x1="18.251cm" svg:y1="5.511cm" svg:x2="18.251cm" svg:y2="7.96cm" draw:start-shape="id86" draw:start-glue-point="2" draw:end-shape="id87" draw:end-glue-point="0" svg:d="M18251 5511v2449" svg:viewBox="0 0 1 2450">
          <text:p/>
        </draw:connector>
        <draw:frame draw:style-name="gr3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41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5" draw:text-style-name="P1" xml:id="id87" draw:id="id87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82" draw:start-glue-point="1" draw:end-shape="id87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42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5" draw:text-style-name="P1" xml:id="id84" draw:id="id84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585cm" svg:y1="8.785cm" svg:x2="11.918cm" svg:y2="8.785cm" draw:start-shape="id84" draw:start-glue-point="1" draw:end-shape="id82" draw:end-glue-point="3" svg:d="M9585 8785h2333" svg:viewBox="0 0 2334 1">
          <text:p/>
        </draw:connector>
        <draw:frame draw:style-name="gr3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01T12:16:39.700442690</dc:date>
    <dc:creator>Igor Zboran</dc:creator>
    <meta:editing-duration>P6DT18H47M6S</meta:editing-duration>
    <meta:editing-cycles>597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0"/>
  </office:meta>
</office:document-meta>
</file>